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TC Light" svg:font-family="'Noto Sans CJK TC Light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bc0d3"/>
    </style:style>
    <style:style style:name="P2" style:family="paragraph" style:parent-style-name="Text_20_body">
      <style:paragraph-properties fo:text-align="center" style:justify-single-word="false"/>
      <style:text-properties officeooo:rsid="001bc0d3" officeooo:paragraph-rsid="001bc0d3" style:font-name-asian="Noto Sans CJK TC Light"/>
    </style:style>
    <style:style style:name="P3" style:family="paragraph" style:parent-style-name="Text_20_body" style:list-style-name="L2">
      <style:text-properties style:font-name="AR PL UKai CN" fo:font-size="12pt" fo:letter-spacing="0.014cm" fo:font-weight="normal" officeooo:paragraph-rsid="001eaccf" style:font-name-asian="AR PL UKai CN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DejaVu Serif" fo:font-size="12pt" officeooo:rsid="00322e87" officeooo:paragraph-rsid="00322e87" style:font-name-asian="AR PL UKai CN" style:font-size-asian="12pt" style:font-size-complex="12pt"/>
    </style:style>
    <style:style style:name="P5" style:family="paragraph" style:parent-style-name="Text_20_body" style:list-style-name="L1">
      <style:text-properties style:font-name="DejaVu Serif" fo:font-size="12pt" officeooo:rsid="00322e87" officeooo:paragraph-rsid="00322e87" style:font-name-asian="AR PL UKai CN" style:font-size-asian="12pt" style:font-size-complex="12pt"/>
    </style:style>
    <style:style style:name="P6" style:family="paragraph" style:parent-style-name="Text_20_body" style:list-style-name="L1">
      <style:text-properties style:font-name="DejaVu Serif" fo:font-size="12pt" officeooo:rsid="00327dfb" officeooo:paragraph-rsid="00327dfb" style:font-name-asian="AR PL UKai CN" style:font-size-asian="12pt" style:font-size-complex="12pt"/>
    </style:style>
    <style:style style:name="P7" style:family="paragraph" style:parent-style-name="Text_20_body" style:list-style-name="L1">
      <style:text-properties style:font-name="DejaVu Serif" fo:font-size="12pt" officeooo:rsid="00346208" officeooo:paragraph-rsid="00346208" style:font-name-asian="AR PL UKai CN" style:font-size-asian="12pt" style:font-size-complex="12pt"/>
    </style:style>
    <style:style style:name="P8" style:family="paragraph" style:parent-style-name="Text_20_body" style:list-style-name="L1">
      <style:text-properties style:font-name="DejaVu Serif" fo:font-size="12pt" fo:letter-spacing="0.014cm" officeooo:rsid="00349bc2" officeooo:paragraph-rsid="00349bc2" style:font-name-asian="AR PL UKai CN" style:font-size-asian="12pt" style:font-size-complex="12pt"/>
    </style:style>
    <style:style style:name="P9" style:family="paragraph" style:parent-style-name="Text_20_body" style:list-style-name="L1">
      <style:text-properties style:font-name="DejaVu Serif" fo:font-size="12pt" fo:letter-spacing="0.014cm" officeooo:paragraph-rsid="00349bc2" style:font-name-asian="AR PL UKai CN" style:font-size-asian="12pt" style:font-size-complex="12pt"/>
    </style:style>
    <style:style style:name="P10" style:family="paragraph" style:parent-style-name="Text_20_body" style:list-style-name="L1">
      <style:text-properties style:font-name="DejaVu Serif" fo:font-size="12pt" fo:letter-spacing="0.014cm" officeooo:paragraph-rsid="00368a82" style:font-name-asian="AR PL UKai CN" style:font-size-asian="12pt" style:font-size-complex="12pt"/>
    </style:style>
    <style:style style:name="P11" style:family="paragraph" style:parent-style-name="Text_20_body" style:list-style-name="L1">
      <style:text-properties style:font-name="DejaVu Serif" fo:font-size="12pt" fo:letter-spacing="0.014cm" officeooo:rsid="0035b7c9" officeooo:paragraph-rsid="0035b7c9" style:font-name-asian="AR PL UKai CN" style:font-size-asian="12pt" style:font-size-complex="12pt"/>
    </style:style>
    <style:style style:name="P12" style:family="paragraph" style:parent-style-name="Text_20_body" style:list-style-name="L2">
      <style:text-properties style:font-name="DejaVu Serif" fo:font-size="12pt" fo:letter-spacing="0.014cm" officeooo:rsid="00375ba7" officeooo:paragraph-rsid="00375ba7" style:font-name-asian="AR PL UKai CN" style:font-size-asian="12pt" style:font-size-complex="12pt"/>
    </style:style>
    <style:style style:name="P13" style:family="paragraph" style:parent-style-name="Text_20_body" style:list-style-name="L2">
      <style:text-properties style:font-name="DejaVu Serif" fo:font-size="12pt" fo:letter-spacing="0.014cm" officeooo:paragraph-rsid="00375ba7" style:font-name-asian="AR PL UKai CN" style:font-size-asian="12pt" style:font-size-complex="12pt"/>
    </style:style>
    <style:style style:name="P14" style:family="paragraph" style:parent-style-name="Text_20_body" style:list-style-name="L2">
      <style:text-properties style:font-name="DejaVu Serif" fo:font-size="12pt" fo:letter-spacing="0.014cm" fo:font-weight="bold" officeooo:paragraph-rsid="001dd187" style:font-name-asian="AR PL UKai CN" style:font-size-asian="12pt" style:font-weight-asian="bold" style:font-size-complex="12pt" style:font-weight-complex="bold"/>
    </style:style>
    <style:style style:name="P15" style:family="paragraph" style:parent-style-name="Text_20_body" style:list-style-name="L2">
      <style:text-properties style:font-name="DejaVu Serif" fo:font-size="12pt" fo:letter-spacing="0.014cm" fo:font-weight="bold" officeooo:paragraph-rsid="001eaccf" style:font-name-asian="AR PL UKai CN" style:font-size-asian="12pt" style:font-weight-asian="bold" style:font-size-complex="12pt" style:font-weight-complex="bold"/>
    </style:style>
    <style:style style:name="P16" style:family="paragraph" style:parent-style-name="Text_20_body" style:list-style-name="L2">
      <style:text-properties style:font-name="DejaVu Serif" fo:font-size="12pt" fo:letter-spacing="0.014cm" fo:font-weight="bold" officeooo:rsid="00375ba7" officeooo:paragraph-rsid="00375ba7" style:font-name-asian="AR PL UKai CN" style:font-size-asian="12pt" style:font-weight-asian="bold" style:font-size-complex="12pt" style:font-weight-complex="bold"/>
    </style:style>
    <style:style style:name="P17" style:family="paragraph" style:parent-style-name="Text_20_body" style:list-style-name="L2">
      <style:text-properties style:font-name="DejaVu Serif" fo:font-size="12pt" fo:letter-spacing="0.014cm" fo:font-weight="normal" officeooo:rsid="00368a82" officeooo:paragraph-rsid="00368a82" style:font-name-asian="AR PL UKai CN" style:font-size-asian="12pt" style:font-weight-asian="normal" style:font-size-complex="12pt" style:font-weight-complex="normal"/>
    </style:style>
    <style:style style:name="P18" style:family="paragraph" style:parent-style-name="Text_20_body" style:list-style-name="L2">
      <style:text-properties style:font-name="DejaVu Serif" fo:font-size="12pt" fo:letter-spacing="0.014cm" fo:font-weight="normal" officeooo:rsid="00375ba7" officeooo:paragraph-rsid="00375ba7" style:font-name-asian="AR PL UKai CN" style:font-size-asian="12pt" style:font-weight-asian="normal" style:font-size-complex="12pt" style:font-weight-complex="normal"/>
    </style:style>
    <style:style style:name="P19" style:family="paragraph" style:parent-style-name="Text_20_body" style:list-style-name="L1">
      <style:text-properties style:font-name="DejaVu Serif" officeooo:rsid="00346208" officeooo:paragraph-rsid="00346208"/>
    </style:style>
    <style:style style:name="P20" style:family="paragraph" style:parent-style-name="Text_20_body" style:list-style-name="L1">
      <style:text-properties style:font-name="DejaVu Serif" officeooo:rsid="00349bc2" officeooo:paragraph-rsid="00349bc2"/>
    </style:style>
    <style:style style:name="P21" style:family="paragraph" style:parent-style-name="Text_20_body">
      <style:text-properties style:font-name="DejaVu Serif" fo:font-weight="normal" style:font-weight-asian="normal" style:font-weight-complex="normal"/>
    </style:style>
    <style:style style:name="P22" style:family="paragraph" style:parent-style-name="Text_20_body">
      <style:text-properties officeooo:paragraph-rsid="00375ba7"/>
    </style:style>
    <style:style style:name="P23" style:family="paragraph" style:parent-style-name="Heading_20_1">
      <style:text-properties style:font-name="DejaVu Serif" fo:font-size="14pt" officeooo:rsid="00322e87" officeooo:paragraph-rsid="00322e87" style:font-name-asian="AR PL UKai CN" style:font-size-asian="14pt" style:font-size-complex="14pt"/>
    </style:style>
    <style:style style:name="P24" style:family="paragraph" style:parent-style-name="Heading_20_1">
      <style:text-properties style:font-name="DejaVu Serif" fo:font-size="14pt" fo:font-weight="bold" officeooo:rsid="00322e87" officeooo:paragraph-rsid="00322e87" style:font-name-asian="AR PL UKai CN" style:font-size-asian="14pt" style:font-weight-asian="bold" style:font-name-complex="Lohit Devanagari" style:font-size-complex="14pt" style:font-weight-complex="bold"/>
    </style:style>
    <style:style style:name="P25" style:family="paragraph" style:parent-style-name="Heading_20_1">
      <style:text-properties style:font-name="DejaVu Serif" fo:font-size="14pt" fo:font-weight="bold" officeooo:rsid="00346208" officeooo:paragraph-rsid="00346208" style:font-name-asian="AR PL UKai CN" style:font-size-asian="14pt" style:font-weight-asian="bold" style:font-name-complex="Lohit Devanagari" style:font-size-complex="14pt" style:font-weight-complex="bold"/>
    </style:style>
    <style:style style:name="P26" style:family="paragraph" style:parent-style-name="Heading_20_1">
      <style:text-properties style:font-name="DejaVu Serif" fo:font-size="14pt" fo:font-weight="bold" officeooo:rsid="00368a82" officeooo:paragraph-rsid="00368a82" style:font-name-asian="AR PL UKai CN" style:font-size-asian="14pt" style:font-weight-asian="bold" style:font-name-complex="Lohit Devanagari" style:font-size-complex="14pt" style:font-weight-complex="bold"/>
    </style:style>
    <style:style style:name="P27" style:family="paragraph" style:parent-style-name="Heading_20_1">
      <style:text-properties style:font-name="DejaVu Serif" fo:font-size="14pt" fo:font-weight="bold" officeooo:rsid="00375ba7" officeooo:paragraph-rsid="00375ba7" style:font-name-asian="AR PL UKai CN" style:font-size-asian="14pt" style:font-weight-asian="bold" style:font-name-complex="Lohit Devanagari" style:font-size-complex="14pt" style:font-weight-complex="bold"/>
    </style:style>
    <style:style style:name="P28" style:family="paragraph" style:parent-style-name="Title" style:master-page-name="">
      <loext:graphic-properties draw:fill="none"/>
      <style:paragraph-properties fo:margin-left="0cm" fo:margin-right="0.157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style:font-name="DejaVu Serif" fo:font-size="20pt" officeooo:rsid="00322e87" officeooo:paragraph-rsid="00322e87" style:font-name-asian="AR PL UKai CN" style:font-size-asian="20pt" style:font-size-complex="20pt"/>
    </style:style>
    <style:style style:name="P29" style:family="paragraph">
      <loext:graphic-properties draw:fill-color="#000000"/>
      <style:paragraph-properties fo:text-align="center"/>
    </style:style>
    <style:style style:name="T1" style:family="text">
      <style:text-properties officeooo:rsid="001bc0d3" style:font-name-asian="Noto Sans CJK TC Light"/>
    </style:style>
    <style:style style:name="T2" style:family="text">
      <style:text-properties fo:font-size="11pt" officeooo:rsid="001bc0d3" style:font-name-asian="Noto Sans CJK TC Light" style:font-size-asian="11pt" style:font-size-complex="11pt"/>
    </style:style>
    <style:style style:name="T3" style:family="text">
      <style:text-properties style:font-name="AR PL UKai CN" fo:letter-spacing="0.014cm" style:font-name-asian="AR PL UKai CN"/>
    </style:style>
    <style:style style:name="T4" style:family="text">
      <style:text-properties style:font-name="AR PL UKai CN" fo:letter-spacing="0.014cm" officeooo:rsid="001edc47" style:font-name-asian="AR PL UKai CN"/>
    </style:style>
    <style:style style:name="T5" style:family="text">
      <style:text-properties style:font-name="AR PL UKai CN" fo:font-size="14pt" style:font-name-asian="AR PL UKai CN" style:font-size-asian="14pt" style:font-name-complex="Lohit Devanagari" style:font-size-complex="14pt"/>
    </style:style>
    <style:style style:name="T6" style:family="text">
      <style:text-properties style:font-name="AR PL UKai CN" fo:font-size="14pt" officeooo:rsid="002878f0" style:font-name-asian="AR PL UKai CN" style:font-size-asian="14pt" style:font-name-complex="Lohit Devanagari" style:font-size-complex="14pt"/>
    </style:style>
    <style:style style:name="T7" style:family="text">
      <style:text-properties style:font-name="AR PL UKai CN" fo:font-size="14pt" officeooo:rsid="00375ba7" style:font-name-asian="AR PL UKai CN" style:font-size-asian="14pt" style:font-name-complex="Lohit Devanagari" style:font-size-complex="14pt"/>
    </style:style>
    <style:style style:name="T8" style:family="text">
      <style:text-properties fo:font-size="14pt" officeooo:rsid="001bc0d3" style:font-name-asian="Noto Sans CJK TC Light" style:font-size-asian="14pt" style:font-size-complex="14pt"/>
    </style:style>
    <style:style style:name="T9" style:family="text">
      <style:text-properties fo:font-size="14pt" style:font-name-asian="AR PL UKai CN" style:font-size-asian="14pt" style:font-name-complex="Lohit Devanagari" style:font-size-complex="14pt"/>
    </style:style>
    <style:style style:name="T10" style:family="text">
      <style:text-properties fo:font-size="14pt" officeooo:rsid="002878f0" style:font-name-asian="AR PL UKai CN" style:font-size-asian="14pt" style:font-name-complex="Lohit Devanagari" style:font-size-complex="14pt"/>
    </style:style>
    <style:style style:name="T11" style:family="text">
      <style:text-properties fo:font-size="14pt" officeooo:rsid="00375ba7" style:font-name-asian="AR PL UKai CN" style:font-size-asian="14pt" style:font-name-complex="Lohit Devanagari" style:font-size-complex="14pt"/>
    </style:style>
    <style:style style:name="T12" style:family="text">
      <style:text-properties style:font-name="Times New Roman" officeooo:rsid="001bc0d3" style:font-name-asian="Noto Sans CJK TC Light"/>
    </style:style>
    <style:style style:name="T13" style:family="text">
      <style:text-properties style:font-name="DejaVu Serif" officeooo:rsid="00375ba7"/>
    </style:style>
    <style:style style:name="T14" style:family="text">
      <style:text-properties style:font-name="DejaVu Serif" fo:font-size="14pt" fo:font-weight="bold" style:font-name-asian="AR PL UKai CN" style:font-size-asian="14pt" style:font-weight-asian="bold" style:font-name-complex="Lohit Devanagari" style:font-size-complex="14pt" style:font-weight-complex="bold"/>
    </style:style>
    <style:style style:name="T15" style:family="text">
      <style:text-properties style:font-name="DejaVu Serif" fo:font-size="14pt" fo:font-weight="bold" officeooo:rsid="00375ba7" style:font-name-asian="AR PL UKai CN" style:font-size-asian="14pt" style:font-weight-asian="bold" style:font-name-complex="Lohit Devanagari" style:font-size-complex="14pt" style:font-weight-complex="bold"/>
    </style:style>
    <style:style style:name="T16" style:family="text">
      <style:text-properties style:font-name="DejaVu Serif" fo:font-size="14pt" style:font-name-asian="AR PL UKai CN" style:font-size-asian="14pt" style:font-name-complex="Lohit Devanagari" style:font-size-complex="14pt"/>
    </style:style>
    <style:style style:name="T17" style:family="text">
      <style:text-properties style:font-name="DejaVu Serif" fo:font-size="14pt" officeooo:rsid="00375ba7" style:font-name-asian="AR PL UKai CN" style:font-size-asian="14pt" style:font-name-complex="Lohit Devanagari" style:font-size-complex="14pt"/>
    </style:style>
    <style:style style:name="T18" style:family="text">
      <style:text-properties style:font-name="DejaVu Serif" fo:font-size="14pt" fo:font-weight="normal" officeooo:rsid="00375ba7" style:font-name-asian="AR PL UKai CN" style:font-size-asian="14pt" style:font-weight-asian="normal" style:font-name-complex="Lohit Devanagari" style:font-size-complex="14pt" style:font-weight-complex="normal"/>
    </style:style>
    <style:style style:name="T19" style:family="text">
      <style:text-properties officeooo:rsid="00327dfb"/>
    </style:style>
    <style:style style:name="T20" style:family="text">
      <style:text-properties officeooo:rsid="00346208"/>
    </style:style>
    <style:style style:name="T21" style:family="text">
      <style:text-properties fo:font-size="12pt" fo:letter-spacing="0.014cm" style:font-name-asian="AR PL UKai CN" style:font-size-asian="12pt" style:font-size-complex="12pt"/>
    </style:style>
    <style:style style:name="T22" style:family="text">
      <style:text-properties fo:font-size="12pt" fo:letter-spacing="0.014cm" officeooo:rsid="00349bc2" style:font-name-asian="AR PL UKai CN" style:font-size-asian="12pt" style:font-size-complex="12pt"/>
    </style:style>
    <style:style style:name="T23" style:family="text">
      <style:text-properties fo:font-size="12pt" fo:letter-spacing="0.014cm" officeooo:rsid="0035b7c9" style:font-name-asian="AR PL UKai CN" style:font-size-asian="12pt" style:font-size-complex="12pt"/>
    </style:style>
    <style:style style:name="T24" style:family="text">
      <style:text-properties fo:font-size="12pt" fo:letter-spacing="0.014cm" fo:font-style="italic" style:font-name-asian="AR PL UKai CN" style:font-size-asian="12pt" style:font-style-asian="italic" style:font-size-complex="12pt" style:font-style-complex="italic"/>
    </style:style>
    <style:style style:name="T25" style:family="text">
      <style:text-properties fo:font-size="12pt" fo:letter-spacing="0.014cm" fo:font-style="italic" officeooo:rsid="0035b7c9" style:font-name-asian="AR PL UKai CN" style:font-size-asian="12pt" style:font-style-asian="italic" style:font-size-complex="12pt" style:font-style-complex="italic"/>
    </style:style>
    <style:style style:name="T26" style:family="text">
      <style:text-properties fo:font-size="12pt" fo:letter-spacing="0.014cm" fo:font-style="normal" style:font-name-asian="AR PL UKai CN" style:font-size-asian="12pt" style:font-style-asian="normal" style:font-size-complex="12pt" style:font-style-complex="normal"/>
    </style:style>
    <style:style style:name="T27" style:family="text">
      <style:text-properties officeooo:rsid="00349bc2"/>
    </style:style>
    <style:style style:name="T28" style:family="text">
      <style:text-properties officeooo:rsid="00368a82"/>
    </style:style>
    <style:style style:name="T29" style:family="text">
      <style:text-properties officeooo:rsid="00375ba7"/>
    </style:style>
    <style:style style:name="T30" style:family="text">
      <style:text-properties fo:font-weight="normal" officeooo:rsid="00375ba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Zhou Kai</text:p>
      <text:p text:style-name="P1"><text:span text:style-name="T8">1</text:span><text:span text:style-name="T2">81</text:span><text:span text:style-name="T1"> </text:span><text:span text:style-name="T8">5</text:span><text:span text:style-name="T2">869</text:span><text:span text:style-name="T1"> </text:span><text:span text:style-name="T8">1</text:span><text:span text:style-name="T2">159</text:span><text:span text:style-name="T1"> | </text:span><text:span text:style-name="T12">better.product.go@gmail.com</text:span></text:p>
      <text:p text:style-name="P2"><draw:line text:anchor-type="paragraph" draw:z-index="0" draw:name="Shape1" draw:style-name="gr1" draw:text-style-name="P29" svg:x1="0.012cm" svg:y1="0.004cm" svg:x2="17.723cm" svg:y2="0.004cm"><text:p/></draw:line></text:p>
      <text:h text:style-name="P23" text:outline-level="1"><text:span text:style-name="T19">Ideal</text:span> Position</text:h>
      <text:p text:style-name="P4">Product Management / project management</text:p>
      <text:h text:style-name="P24" text:outline-level="1">Self-description</text:h>
      <text:list xml:id="list2376760078" text:style-name="L1">
        <text:list-item>
          <text:p text:style-name="P5">8 years in the Internet industry, worked in Logistic, Advertisement, and Banking domains</text:p>
        </text:list-item>
        <text:list-item>
          <text:p text:style-name="P5">Very familiar with the process of development, release <text:span text:style-name="T19">and</text:span> operation<text:span text:style-name="T19">s</text:span> of Internet product<text:span text:style-name="T28">s</text:span> <text:span text:style-name="T19">or platform as services</text:span></text:p>
        </text:list-item>
        <text:list-item>
          <text:p text:style-name="P6">Coming from a developer background, I have a deep understanding of the steps, stages, plannings and risks involving with software development life cycles</text:p>
        </text:list-item>
        <text:list-item>
          <text:p text:style-name="P6">Ready to talk in an open manner across different functional teams to keep track of the project status, analysis <text:span text:style-name="T20">the risks </text:span>and come up with solutions</text:p>
        </text:list-item>
        <text:list-item>
          <text:p text:style-name="P7">Resourceful, with lots of tools to help product and project management</text:p>
        </text:list-item>
      </text:list>
      <text:h text:style-name="P25" text:outline-level="1">Techniques and Skills</text:h>
      <text:list xml:id="list134150132986273" text:continue-numbering="true" text:style-name="L1">
        <text:list-item>
          <text:p text:style-name="P20"><text:span text:style-name="T21">Experienced in Scrum / Agile development, and using </text:span><text:span text:style-name="T24">Teambition / </text:span><text:span text:style-name="T25">Trello /</text:span><text:span text:style-name="T24"> JIRA </text:span><text:span text:style-name="T26">to create / manage daily tasks so as to ensure the project is on track</text:span></text:p>
        </text:list-item>
        <text:list-item>
          <text:p text:style-name="P19"><text:span text:style-name="T21">Experienced </text:span><text:span text:style-name="T22">in using Axure RP to convert ideas, concepts or flows into prototypes</text:span></text:p>
        </text:list-item>
        <text:list-item>
          <text:p text:style-name="P20"><text:span text:style-name="T21">Collecting, reasoning, and optimizing product requirements and output professional PRD </text:span><text:span text:style-name="T23">ahead of a new release cycle</text:span></text:p>
        </text:list-item>
        <text:list-item>
          <text:p text:style-name="P8">Writing User Manuals, manage release backlogs, and other product related documents</text:p>
        </text:list-item>
        <text:list-item>
          <text:p text:style-name="P9"><text:span text:style-name="T27">Talk to clients, operation teams to collect feedback, evaluate and prioritize them with my own tasks into PRD of further product releases</text:span></text:p>
        </text:list-item>
        <text:list-item>
          <text:p text:style-name="P11"><text:soft-page-break/>A deep understanding of psychology of developers / designers / QAs and their pain-points <text:span text:style-name="T28">thus to help solving conflicts and risks in advance and make sure products release on time</text:span></text:p>
        </text:list-item>
        <text:list-item>
          <text:p text:style-name="P10"><text:span text:style-name="T28">A relative accurate estimation on difficulties and resources needed on different development tasks based on my developer experience</text:span></text:p>
        </text:list-item>
      </text:list>
      <text:h text:style-name="P26" text:outline-level="1">Working Experience</text:h>
      <text:list xml:id="list171997316" text:style-name="L2">
        <text:list-item>
          <text:p text:style-name="P14"><text:span text:style-name="T28">Transfar</text:span> <text:span text:style-name="T28">Group Co., Ltd</text:span>| <text:span text:style-name="T28">from Aug </text:span>2017 <text:span text:style-name="T28">till now</text:span></text:p>
          <text:list>
            <text:list-item>
              <text:p text:style-name="P17"><text:span text:style-name="T29">As S</text:span>enior Front-end Developer, leader of B2B department front-end team</text:p>
            </text:list-item>
            <text:list-item>
              <text:p text:style-name="P17">Managed to develop and publish the B2B online shopping e-commerce website</text:p>
            </text:list-item>
          </text:list>
        </text:list-item>
        <text:list-item>
          <text:p text:style-name="P15"><text:span text:style-name="T28">ChinaPex</text:span> | <text:span text:style-name="T28">from </text:span>2016 <text:span text:style-name="T28">Jun to 2</text:span>017 <text:span text:style-name="T28">Jun</text:span></text:p>
          <text:list>
            <text:list-item>
              <text:p text:style-name="P18">As Senior Front-end developer</text:p>
            </text:list-item>
            <text:list-item>
              <text:p text:style-name="P3"><text:span text:style-name="T13">Managed to develop a data-visualization product: Dashboard and develop common UI libraries for other product line</text:span></text:p>
            </text:list-item>
          </text:list>
        </text:list-item>
        <text:list-item>
          <text:p text:style-name="P16">National Computer System | from 2015 Jul to 2016 Jun</text:p>
          <text:list>
            <text:list-item>
              <text:p text:style-name="P12">As Front-end Developer team lead</text:p>
            </text:list-item>
            <text:list-item>
              <text:p text:style-name="P12">Redesign, and rebuild the Account Opening System for Development Bank of Singapore</text:p>
            </text:list-item>
          </text:list>
        </text:list-item>
        <text:list-item>
          <text:p text:style-name="P16">From 2011 to 2015</text:p>
          <text:list>
            <text:list-item>
              <text:p text:style-name="P13"><text:span text:style-name="T30">Work as senior software engineer for GAE and Innosys</text:span></text:p>
            </text:list-item>
          </text:list>
        </text:list-item>
      </text:list>
      <text:h text:style-name="P27" text:outline-level="1">Educational Background</text:h>
      <text:p text:style-name="P22"><text:span text:style-name="T18">Bachelor Degree | graduated on July 2010</text:span></text:p>
      <text:h text:style-name="P27" text:outline-level="1">Salary Expected</text:h>
      <text:p text:style-name="P21"><text:span text:style-name="T9">12K </text:span><text:span text:style-name="T10">~ 15K, </text:span><text:span text:style-name="T11">bonus upon performa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TC Light" svg:font-family="'Noto Sans CJK TC Light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02cm" fo:margin-right="0cm" fo:margin-top="0cm" fo:margin-bottom="0.247cm" loext:contextual-spacing="false" fo:line-height="115%" fo:text-indent="0cm" style:auto-text-indent="false"/>
      <style:text-properties fo:letter-spacing="0.014cm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7T13:41:47.791000000</dc:date>
    <meta:editing-duration>PT41M18S</meta:editing-duration>
    <meta:editing-cycles>18</meta:editing-cycles>
    <meta:generator>LibreOffice/5.4.0.3$Windows_x86 LibreOffice_project/7556cbc6811c9d992f4064ab9287069087d7f62c</meta:generator>
    <meta:document-statistic meta:table-count="0" meta:image-count="0" meta:object-count="0" meta:page-count="2" meta:paragraph-count="34" meta:word-count="386" meta:character-count="2349" meta:non-whitespace-character-count="2020"/>
  </office:meta>
</office:document-meta>
</file>